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0.982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command line : flood_solve -mp xxx -cpu $cpu</text:p>
          </table:table-cell>
          <table:table-cell table:number-columns-repeated="5"/>
        </table:table-row>
        <table:table-row table:style-name="ro2">
          <table:table-cell table:number-columns-repeated="5"/>
          <table:table-cell>
            <draw:frame table:end-cell-address="Sheet1.O28" table:end-x="0.411in" table:end-y="0.0685in" draw:z-index="0" draw:style-name="gr1" draw:text-style-name="P1" svg:width="7.9134in" svg:height="4.5866in" svg:x="0.4988in" svg:y="0.1126in">
              <draw:object draw:notify-on-update-of-ranges="Sheet1.A3:Sheet1.A3 Sheet1.A4:Sheet1.A35 Sheet1.B3:Sheet1.B3 Sheet1.B4:Sheet1.B35 Sheet1.C3:Sheet1.C3 Sheet1.C4:Sheet1.C3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cpus asked</text:p>
          </table:table-cell>
          <table:table-cell office:value-type="string">
            <text:p>rpi relative</text:p>
          </table:table-cell>
          <table:table-cell office:value-type="string">
            <text:p>sycorax relative</text:p>
          </table:table-cell>
          <table:table-cell office:value-type="string">
            <text:p>Rpi (4 physical)</text:p>
          </table:table-cell>
          <table:table-cell office:value-type="string">
            <text:p>Sycorax (4 physical)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formula="of:=[.D4]/[.$D$4]" office:value-type="float" office:value="1">
            <text:p>1</text:p>
          </table:table-cell>
          <table:table-cell table:formula="of:=[.E4]/[.$E$4]"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formula="of:=[.D5]/[.$D$4]" office:value-type="float" office:value="0.474576271186441">
            <text:p>0.4745762712</text:p>
          </table:table-cell>
          <table:table-cell table:formula="of:=[.E5]/[.$E$4]" office:value-type="float" office:value="0.5">
            <text:p>0.5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table:formula="of:=[.D6]/[.$D$4]" office:value-type="float" office:value="0.35593220338983">
            <text:p>0.3559322034</text:p>
          </table:table-cell>
          <table:table-cell table:formula="of:=[.E6]/[.$E$4]" office:value-type="float" office:value="0.409090909090909">
            <text:p>0.4090909091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table:formula="of:=[.D7]/[.$D$4]" office:value-type="float" office:value="0.406779661016949">
            <text:p>0.406779661</text:p>
          </table:table-cell>
          <table:table-cell table:formula="of:=[.E7]/[.$E$4]" office:value-type="float" office:value="0.409090909090909">
            <text:p>0.4090909091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table:formula="of:=[.D8]/[.$D$4]" office:value-type="float" office:value="0.406779661016949">
            <text:p>0.406779661</text:p>
          </table:table-cell>
          <table:table-cell table:formula="of:=[.E8]/[.$E$4]" office:value-type="float" office:value="0.454545454545455">
            <text:p>0.4545454545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formula="of:=[.D9]/[.$D$4]" office:value-type="float" office:value="0.389830508474576">
            <text:p>0.3898305085</text:p>
          </table:table-cell>
          <table:table-cell table:formula="of:=[.E9]/[.$E$4]" office:value-type="float" office:value="0.409090909090909">
            <text:p>0.4090909091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formula="of:=[.D10]/[.$D$4]" office:value-type="float" office:value="0.389830508474576">
            <text:p>0.3898305085</text:p>
          </table:table-cell>
          <table:table-cell table:formula="of:=[.E10]/[.$E$4]" office:value-type="float" office:value="0.363636363636364">
            <text:p>0.3636363636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table:formula="of:=[.D11]/[.$D$4]" office:value-type="float" office:value="0.406779661016949">
            <text:p>0.406779661</text:p>
          </table:table-cell>
          <table:table-cell table:formula="of:=[.E11]/[.$E$4]" office:value-type="float" office:value="0.363636363636364">
            <text:p>0.3636363636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table:formula="of:=[.D12]/[.$D$4]" office:value-type="float" office:value="0.406779661016949">
            <text:p>0.406779661</text:p>
          </table:table-cell>
          <table:table-cell table:formula="of:=[.E12]/[.$E$4]" office:value-type="float" office:value="0.409090909090909">
            <text:p>0.4090909091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formula="of:=[.D13]/[.$D$4]" office:value-type="float" office:value="0.423728813559322">
            <text:p>0.4237288136</text:p>
          </table:table-cell>
          <table:table-cell table:formula="of:=[.E13]/[.$E$4]" office:value-type="float" office:value="0.409090909090909">
            <text:p>0.4090909091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table:formula="of:=[.D14]/[.$D$4]" office:value-type="float" office:value="0.372881355932203">
            <text:p>0.3728813559</text:p>
          </table:table-cell>
          <table:table-cell table:formula="of:=[.E14]/[.$E$4]" office:value-type="float" office:value="0.454545454545455">
            <text:p>0.4545454545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table:formula="of:=[.D15]/[.$D$4]" office:value-type="float" office:value="0.372881355932203">
            <text:p>0.3728813559</text:p>
          </table:table-cell>
          <table:table-cell table:formula="of:=[.E15]/[.$E$4]" office:value-type="float" office:value="0.454545454545455">
            <text:p>0.4545454545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table:formula="of:=[.D16]/[.$D$4]" office:value-type="float" office:value="0.35593220338983">
            <text:p>0.3559322034</text:p>
          </table:table-cell>
          <table:table-cell table:formula="of:=[.E16]/[.$E$4]" office:value-type="float" office:value="0.454545454545455">
            <text:p>0.4545454545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table:formula="of:=[.D17]/[.$D$4]" office:value-type="float" office:value="0.406779661016949">
            <text:p>0.406779661</text:p>
          </table:table-cell>
          <table:table-cell table:formula="of:=[.E17]/[.$E$4]" office:value-type="float" office:value="0.409090909090909">
            <text:p>0.4090909091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table:formula="of:=[.D18]/[.$D$4]" office:value-type="float" office:value="0.35593220338983">
            <text:p>0.3559322034</text:p>
          </table:table-cell>
          <table:table-cell table:formula="of:=[.E18]/[.$E$4]" office:value-type="float" office:value="0.454545454545455">
            <text:p>0.4545454545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table:formula="of:=[.D19]/[.$D$4]" office:value-type="float" office:value="0.372881355932203">
            <text:p>0.3728813559</text:p>
          </table:table-cell>
          <table:table-cell table:formula="of:=[.E19]/[.$E$4]" office:value-type="float" office:value="0.454545454545455">
            <text:p>0.4545454545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table:formula="of:=[.D20]/[.$D$4]" office:value-type="float" office:value="0.35593220338983">
            <text:p>0.3559322034</text:p>
          </table:table-cell>
          <table:table-cell table:formula="of:=[.E20]/[.$E$4]" office:value-type="float" office:value="0.409090909090909">
            <text:p>0.4090909091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table:formula="of:=[.D21]/[.$D$4]" office:value-type="float" office:value="0.389830508474576">
            <text:p>0.3898305085</text:p>
          </table:table-cell>
          <table:table-cell table:formula="of:=[.E21]/[.$E$4]" office:value-type="float" office:value="0.5">
            <text:p>0.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table:formula="of:=[.D22]/[.$D$4]" office:value-type="float" office:value="0.338983050847458">
            <text:p>0.3389830508</text:p>
          </table:table-cell>
          <table:table-cell table:formula="of:=[.E22]/[.$E$4]" office:value-type="float" office:value="0.454545454545455">
            <text:p>0.454545454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table:formula="of:=[.D23]/[.$D$4]" office:value-type="float" office:value="0.338983050847458">
            <text:p>0.3389830508</text:p>
          </table:table-cell>
          <table:table-cell table:formula="of:=[.E23]/[.$E$4]" office:value-type="float" office:value="0.454545454545455">
            <text:p>0.454545454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table:formula="of:=[.D24]/[.$D$4]" office:value-type="float" office:value="0.338983050847458">
            <text:p>0.3389830508</text:p>
          </table:table-cell>
          <table:table-cell table:formula="of:=[.E24]/[.$E$4]" office:value-type="float" office:value="0.454545454545455">
            <text:p>0.454545454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table:formula="of:=[.D25]/[.$D$4]" office:value-type="float" office:value="0.338983050847458">
            <text:p>0.3389830508</text:p>
          </table:table-cell>
          <table:table-cell table:formula="of:=[.E25]/[.$E$4]" office:value-type="float" office:value="0.454545454545455">
            <text:p>0.454545454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table:formula="of:=[.D26]/[.$D$4]" office:value-type="float" office:value="0.35593220338983">
            <text:p>0.3559322034</text:p>
          </table:table-cell>
          <table:table-cell table:formula="of:=[.E26]/[.$E$4]" office:value-type="float" office:value="0.5">
            <text:p>0.5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table:formula="of:=[.D27]/[.$D$4]" office:value-type="float" office:value="0.338983050847458">
            <text:p>0.3389830508</text:p>
          </table:table-cell>
          <table:table-cell table:formula="of:=[.E27]/[.$E$4]" office:value-type="float" office:value="0.454545454545455">
            <text:p>0.454545454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table:formula="of:=[.D28]/[.$D$4]" office:value-type="float" office:value="0.338983050847458">
            <text:p>0.3389830508</text:p>
          </table:table-cell>
          <table:table-cell table:formula="of:=[.E28]/[.$E$4]" office:value-type="float" office:value="0.454545454545455">
            <text:p>0.454545454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table:formula="of:=[.D29]/[.$D$4]" office:value-type="float" office:value="0.338983050847458">
            <text:p>0.3389830508</text:p>
          </table:table-cell>
          <table:table-cell table:formula="of:=[.E29]/[.$E$4]" office:value-type="float" office:value="0.454545454545455">
            <text:p>0.454545454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table:formula="of:=[.D30]/[.$D$4]" office:value-type="float" office:value="0.35593220338983">
            <text:p>0.3559322034</text:p>
          </table:table-cell>
          <table:table-cell table:formula="of:=[.E30]/[.$E$4]" office:value-type="float" office:value="0.5">
            <text:p>0.5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table:formula="of:=[.D31]/[.$D$4]" office:value-type="float" office:value="0.338983050847458">
            <text:p>0.3389830508</text:p>
          </table:table-cell>
          <table:table-cell table:formula="of:=[.E31]/[.$E$4]"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table:formula="of:=[.D32]/[.$D$4]" office:value-type="float" office:value="0.35593220338983">
            <text:p>0.3559322034</text:p>
          </table:table-cell>
          <table:table-cell table:formula="of:=[.E32]/[.$E$4]" office:value-type="float" office:value="0.409090909090909">
            <text:p>0.4090909091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table:formula="of:=[.D33]/[.$D$4]" office:value-type="float" office:value="0.305084745762712">
            <text:p>0.3050847458</text:p>
          </table:table-cell>
          <table:table-cell table:formula="of:=[.E33]/[.$E$4]" office:value-type="float" office:value="0.454545454545455">
            <text:p>0.4545454545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table:formula="of:=[.D34]/[.$D$4]" office:value-type="float" office:value="0.322033898305085">
            <text:p>0.3220338983</text:p>
          </table:table-cell>
          <table:table-cell table:formula="of:=[.E34]/[.$E$4]" office:value-type="float" office:value="0.5">
            <text:p>0.5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table:formula="of:=[.D35]/[.$D$4]" office:value-type="float" office:value="0.338983050847458">
            <text:p>0.3389830508</text:p>
          </table:table-cell>
          <table:table-cell table:formula="of:=[.E35]/[.$E$4]"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1/28/2018</text:date>, <text:time>12:5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8T12:55:18.93</dc:date>
    <meta:generator>OpenOffice/4.1.3$Win32 OpenOffice.org_project/413m1$Build-9783</meta:generator>
    <meta:editing-duration>PT6M16S</meta:editing-duration>
    <meta:editing-cycles>1</meta:editing-cycles>
    <meta:document-statistic meta:table-count="1" meta:cell-count="1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b-spline" chart:symbol-type="automatic" chart:include-hidden-cells="false" chart:auto-position="true" chart:auto-size="true" chart:treat-empty-cells="leave-gap" chart:spline-order="2" chart:spline-resolution="5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101cm" svg:height="11.651cm" xlink:href=".." xlink:type="simple" chart:class="chart:line" chart:style-name="ch1">
        <chart:legend chart:legend-position="end" svg:x="16.376cm" svg:y="5.251cm" style:legend-expansion="high" chart:style-name="ch2"/>
        <chart:plot-area chart:style-name="ch3" table:cell-range-address="Sheet1.A3:Sheet1.C35" chart:data-source-has-labels="both" svg:x="0.852cm" svg:y="1.067cm" svg:width="14.72cm" svg:height="9.931cm">
          <chartooo:coordinate-region svg:x="1.579cm" svg:y="1.28cm" svg:width="13.806cm" svg:height="9.045cm"/>
          <chart:axis chart:dimension="x" chart:name="primary-x" chart:style-name="ch4" chartooo:axis-type="auto">
            <chartooo:date-scale/>
            <chart:categories table:cell-range-address="Sheet1.A4:Sheet1.A3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35" chart:label-cell-address="Sheet1.B3:Sheet1.B3" chart:class="chart:line">
            <chart:data-point chart:repeated="32"/>
          </chart:series>
          <chart:series chart:style-name="ch7" chart:values-cell-range-address="Sheet1.C4:Sheet1.C35" chart:label-cell-address="Sheet1.C3:Sheet1.C3" chart:class="chart:line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pi relative</text:p>
                <draw:g>
                  <svg:desc>Sheet1.B3:Sheet1.B3</svg:desc>
                </draw:g>
              </table:table-cell>
              <table:table-cell office:value-type="string">
                <text:p>sycorax relative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4:Sheet1.A35</svg:desc>
                </draw:g>
              </table:table-cell>
              <table:table-cell office:value-type="float" office:value="1">
                <text:p>1</text:p>
                <draw:g>
                  <svg:desc>Sheet1.B4:Sheet1.B35</svg:desc>
                </draw:g>
              </table:table-cell>
              <table:table-cell office:value-type="float" office:value="1">
                <text:p>1</text:p>
                <draw:g>
                  <svg:desc>Sheet1.C4:Sheet1.C3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474576271186441">
                <text:p>0.47457627118644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35593220338983">
                <text:p>0.35593220338983</text:p>
              </table:table-cell>
              <table:table-cell office:value-type="float" office:value="0.409090909090909">
                <text:p>0.40909090909090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406779661016949">
                <text:p>0.406779661016949</text:p>
              </table:table-cell>
              <table:table-cell office:value-type="float" office:value="0.409090909090909">
                <text:p>0.40909090909090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406779661016949">
                <text:p>0.406779661016949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389830508474576">
                <text:p>0.389830508474576</text:p>
              </table:table-cell>
              <table:table-cell office:value-type="float" office:value="0.409090909090909">
                <text:p>0.40909090909090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389830508474576">
                <text:p>0.389830508474576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406779661016949">
                <text:p>0.406779661016949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406779661016949">
                <text:p>0.406779661016949</text:p>
              </table:table-cell>
              <table:table-cell office:value-type="float" office:value="0.409090909090909">
                <text:p>0.40909090909090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23728813559322">
                <text:p>0.423728813559322</text:p>
              </table:table-cell>
              <table:table-cell office:value-type="float" office:value="0.409090909090909">
                <text:p>0.40909090909090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372881355932203">
                <text:p>0.372881355932203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372881355932203">
                <text:p>0.372881355932203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35593220338983">
                <text:p>0.35593220338983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406779661016949">
                <text:p>0.406779661016949</text:p>
              </table:table-cell>
              <table:table-cell office:value-type="float" office:value="0.409090909090909">
                <text:p>0.40909090909090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35593220338983">
                <text:p>0.35593220338983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372881355932203">
                <text:p>0.372881355932203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35593220338983">
                <text:p>0.35593220338983</text:p>
              </table:table-cell>
              <table:table-cell office:value-type="float" office:value="0.409090909090909">
                <text:p>0.40909090909090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389830508474576">
                <text:p>0.38983050847457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338983050847458">
                <text:p>0.338983050847458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38983050847458">
                <text:p>0.338983050847458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338983050847458">
                <text:p>0.338983050847458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338983050847458">
                <text:p>0.338983050847458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35593220338983">
                <text:p>0.3559322033898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338983050847458">
                <text:p>0.338983050847458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338983050847458">
                <text:p>0.338983050847458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338983050847458">
                <text:p>0.338983050847458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35593220338983">
                <text:p>0.3559322033898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338983050847458">
                <text:p>0.33898305084745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35593220338983">
                <text:p>0.35593220338983</text:p>
              </table:table-cell>
              <table:table-cell office:value-type="float" office:value="0.409090909090909">
                <text:p>0.40909090909090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05084745762712">
                <text:p>0.305084745762712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322033898305085">
                <text:p>0.32203389830508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338983050847458">
                <text:p>0.338983050847458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